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5_13-12-24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5_15-13-10_000.jpg</text:p>
          </table:table-cell>
          <table:table-cell table:style-name="ce19" office:value-type="string">
            <text:p>:m 東和 PHOTO / 210903f / 入谷駅 / 竜泉一丁目 / １名 / 友野設備（和田建設） / 日誌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3]=&quot;&quot;;[.C3];CONCATENATE([.C3];&quot; / &quot;;[.E3]))" office:value-type="string" office:string-value=":m 東和 PHOTO / 210903f / 入谷駅 / 竜泉一丁目 / １名 / 友野設備（和田建設） / 日誌">
            <text:p>:m 東和 PHOTO / 210903f / 入谷駅 / 竜泉一丁目 / １名 / 友野設備（和田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5_17-04-28_000.jpg</text:p>
          </table:table-cell>
          <table:table-cell table:style-name="ce19" office:value-type="string">
            <text:p>:m :lets / action activity / やること / genre=創作 / content=俺の好きな色と模様の服を、デザインしようじゃないか。</text:p>
          </table:table-cell>
          <table:table-cell table:style-name="ce19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4]=&quot;&quot;;[.C4];CONCATENATE([.C4];&quot; / &quot;;[.E4]))" office:value-type="string" office:string-value=":m :lets / action activity / やること / genre=創作 / content=俺の好きな色と模様の服を、デザインしようじゃないか。">
            <text:p>:m :lets / action activity / やること / genre=創作 / content=俺の好きな色と模様の服を、デザインしようじゃないか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5_17-05-14_000.jpg</text:p>
          </table:table-cell>
          <table:table-cell table:style-name="ce19" office:value-type="string">
            <text:p><text:s/>:m 1*2 / math / topic=微分：三角関数, about=(sinx)^4：微分,other=seg:(sinx)^4+(cosx)^4,id=11Q1,file-id=2021-09-04_12-02-50_000.jpg </text:p>
          </table:table-cell>
          <table:table-cell table:style-name="ce19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5]=&quot;&quot;;[.C5];CONCATENATE([.C5];&quot; / &quot;;[.E5]))" office:value-type="string" office:string-value=" :m 1*2 / math / topic=微分：三角関数, about=(sinx)^4：微分,other=seg:(sinx)^4+(cosx)^4,id=11Q1,file-id=2021-09-04_12-02-50_000.jpg ">
            <text:p><text:s/>:m 1*2 / math / topic=微分：三角関数, about=(sinx)^4：微分,other=seg:(sinx)^4+(cosx)^4,id=11Q1,file-id=2021-09-04_12-02-50_000.jpg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5_17-05-50_000.jpg</text:p>
          </table:table-cell>
          <table:table-cell table:style-name="ce19" office:value-type="string">
            <text:p><text:s/>:m 2*2 / math / topic=微分：三角関数, about=(sinx)^4：微分,other=seg:(sinx*cos)の微分,id=11Q1,file-id=2021-09-04_12-02-50_000.jpg / N+</text:p>
          </table:table-cell>
          <table:table-cell table:style-name="ce19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6]=&quot;&quot;;[.C6];CONCATENATE([.C6];&quot; / &quot;;[.E6]))" office:value-type="string" office:string-value=" :m 2*2 / math / topic=微分：三角関数, about=(sinx)^4：微分,other=seg:(sinx*cos)の微分,id=11Q1,file-id=2021-09-04_12-02-50_000.jpg / N+">
            <text:p><text:s/>:m 2*2 / math / topic=微分：三角関数, about=(sinx)^4：微分,other=seg:(sinx*cos)の微分,id=11Q1,file-id=2021-09-04_12-02-50_000.jpg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5_17-06-17_000.jpg</text:p>
          </table:table-cell>
          <table:table-cell table:style-name="ce19" office:value-type="string">
            <text:p>:m RES 1*2 / free# JVEMV6 68#_85:1 / 68. theoretical-physics(tp) / w=~,topics=ランダウ,other=~,s=~,i=~,doc=r-6-1~7#6</text:p>
          </table:table-cell>
          <table:table-cell table:style-name="ce19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7]=&quot;&quot;;[.C7];CONCATENATE([.C7];&quot; / &quot;;[.E7]))" office:value-type="string" office:string-value=":m RES 1*2 / free# JVEMV6 68#_85:1 / 68. theoretical-physics(tp) / w=~,topics=ランダウ,other=~,s=~,i=~,doc=r-6-1~7#6">
            <text:p>:m RES 1*2 / free# JVEMV6 68#_85:1 / 68. theoretical-physics(tp) / w=~,topics=ランダウ,other=~,s=~,i=~,doc=r-6-1~7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5_17-06-43_000.jpg</text:p>
          </table:table-cell>
          <table:table-cell table:style-name="ce19" office:value-type="string">
            <text:p>:m RES 2*2 / free# JVEMV6 68#_85:1 / 68. theoretical-physics(tp) / w=~,topics=ランダウ,other=~,s=~,i=~,doc=r-6-1~7#6</text:p>
          </table:table-cell>
          <table:table-cell table:style-name="Default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8]=&quot;&quot;;[.C8];CONCATENATE([.C8];&quot; / &quot;;[.E8]))" office:value-type="string" office:string-value=":m RES 2*2 / free# JVEMV6 68#_85:1 / 68. theoretical-physics(tp) / w=~,topics=ランダウ,other=~,s=~,i=~,doc=r-6-1~7#6">
            <text:p>:m RES 2*2 / free# JVEMV6 68#_85:1 / 68. theoretical-physics(tp) / w=~,topics=ランダウ,other=~,s=~,i=~,doc=r-6-1~7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5_20-51-05_000.jpg</text:p>
          </table:table-cell>
          <table:table-cell table:style-name="ce19" office:value-type="string">
            <text:p>:m 食べた物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6_09-13-56_000.jpg</text:p>
          </table:table-cell>
          <table:table-cell table:style-name="ce17" office:value-type="string">
            <text:p>:m :PHOTO 起きた時刻 / 2021</text:p>
          </table:table-cell>
          <table:table-cell table:style-name="Default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6_09-16-33_000.jpg</text:p>
          </table:table-cell>
          <table:table-cell table:style-name="ce19" office:value-type="string">
            <text:p>:m :th / topic=調べること / content=「国民軍」がどうの、ナポレオンがどうの；違う。ファイナンスだ。その歴史を調べよう / lang=ja</text:p>
          </table:table-cell>
          <table:table-cell table:style-name="Default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1]=&quot;&quot;;[.C11];CONCATENATE([.C11];&quot; / &quot;;[.E11]))" office:value-type="string" office:string-value=":m :th / topic=調べること / content=「国民軍」がどうの、ナポレオンがどうの；違う。ファイナンスだ。その歴史を調べよう / lang=ja">
            <text:p>:m :th / topic=調べること / content=「国民軍」がどうの、ナポレオンがどうの；違う。ファイナンスだ。その歴史を調べよう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6_09-19-10_000.jpg</text:p>
          </table:table-cell>
          <table:table-cell table:style-name="ce19" office:value-type="string">
            <text:p>:m :lets / action activity / やること / genre=本、購入 / content=black-theology-of-lieration：母親に、お金を出してもらおう。 || :tome/ (lang=ja;ko) / topic=自分の思想を深める / content=自分の思想を、もっと深めよう。どんな製品を作っても、思想しだいだよ。</text:p>
          </table:table-cell>
          <table:table-cell table:style-name="Default"/>
          <table:table-cell table:style-name="ce4"/>
          <table:table-cell table:style-name="ce4" office:value-type="string">
            <text:p>N-35-35-31.759643 E-139-34-45.864257</text:p>
          </table:table-cell>
          <table:table-cell table:style-name="ce38" table:formula="of:=IF([.E12]=&quot;&quot;;[.C12];CONCATENATE([.C12];&quot; / &quot;;[.E12]))" office:value-type="string" office:string-value=":m :lets / action activity / やること / genre=本、購入 / content=black-theology-of-lieration：母親に、お金を出してもらおう。 || :tome/ (lang=ja;ko) / topic=自分の思想を深める / content=自分の思想を、もっと深めよう。どんな製品を作っても、思想しだいだよ。">
            <text:p>:m :lets / action activity / やること / genre=本、購入 / content=black-theology-of-lieration：母親に、お金を出してもらおう。 || :tome/ (lang=ja;ko) / topic=自分の思想を深める / content=自分の思想を、もっと深めよう。どんな製品を作っても、思想しだいだよ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06_09-19-44_000.jpg</text:p>
          </table:table-cell>
          <table:table-cell table:style-name="ce19" office:value-type="string">
            <text:p>:m :th / topic=海外との比較をする言説について（日本について、ダメ出しを出し、そして、出すだけに留まる言説について） / content=「ドイツではこうなっていて、そんなの普通ですよ。比べて、日本はそうではなくて。。。」、と言うに留まるより、「では、日本では、なぜ、そうなのか？」。何に由来しているのか？なぜ、その由来が生じたのか？それらを変えれた事例はあるか？変えようとした事例はあるか？変わったのか？もしそうなら、なぜ？ / lang=ja</text:p>
          </table:table-cell>
          <table:table-cell table:style-name="ce17"/>
          <table:table-cell table:style-name="ce4"/>
          <table:table-cell table:style-name="ce4" office:value-type="string">
            <text:p>N-35-35-28.463745 E-139-34-49.709472</text:p>
          </table:table-cell>
          <table:table-cell table:style-name="ce38" table:formula="of:=IF([.E13]=&quot;&quot;;[.C13];CONCATENATE([.C13];&quot; / &quot;;[.E13]))" office:value-type="string" office:string-value=":m :th / topic=海外との比較をする言説について（日本について、ダメ出しを出し、そして、出すだけに留まる言説について） / content=「ドイツではこうなっていて、そんなの普通ですよ。比べて、日本はそうではなくて。。。」、と言うに留まるより、「では、日本では、なぜ、そうなのか？」。何に由来しているのか？なぜ、その由来が生じたのか？それらを変えれた事例はあるか？変えようとした事例はあるか？変わったのか？もしそうなら、なぜ？ / lang=ja">
            <text:p>:m :th / topic=海外との比較をする言説について（日本について、ダメ出しを出し、そして、出すだけに留まる言説について） / content=「ドイツではこうなっていて、そんなの普通ですよ。比べて、日本はそうではなくて。。。」、と言うに留まるより、「では、日本では、なぜ、そうなのか？」。何に由来しているのか？なぜ、その由来が生じたのか？それらを変えれた事例はあるか？変えようとした事例はあるか？変わったのか？もしそうなら、なぜ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2021/09/06</text:date>, <text:time>10:4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6T10:41:58.73</dc:date>
    <dc:creator>iwabuchi ken</dc:creator>
    <meta:editing-duration>P36DT12H14M51S</meta:editing-duration>
    <meta:editing-cycles>13284</meta:editing-cycles>
    <meta:document-statistic meta:table-count="1" meta:cell-count="439" meta:object-count="0"/>
  </office:meta>
</office:document-meta>
</file>